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303cm" fo:min-width="2.794cm"/>
    </style:style>
    <style:style style:name="gr2" style:family="graphic" style:parent-style-name="standard">
      <style:graphic-properties svg:stroke-color="#000000" draw:fill-color="#ffffff" draw:textarea-horizontal-align="justify" draw:textarea-vertical-align="middle" draw:auto-grow-height="false" fo:min-height="1.078cm" fo:min-width="3.71cm"/>
    </style:style>
    <style:style style:name="gr3" style:family="graphic" style:parent-style-name="standard">
      <style:graphic-properties svg:stroke-color="#000000" draw:fill-color="#ffffff" draw:textarea-horizontal-align="justify" draw:textarea-vertical-align="middle" draw:auto-grow-height="false" fo:min-height="1.499cm" fo:min-width="3.419cm" fo:wrap-option="no-wrap"/>
    </style:style>
    <style:style style:name="gr4" style:family="graphic" style:parent-style-name="objectwithoutfill">
      <style:graphic-properties svg:stroke-color="#000000" draw:marker-end="Arrow" draw:marker-end-width="0.3cm" draw:fill="none" draw:fill-color="#ffffff" draw:textarea-vertical-align="middle"/>
    </style:style>
    <style:style style:name="gr5" style:family="graphic" style:parent-style-name="standard">
      <style:graphic-properties svg:stroke-color="#000000" draw:fill-color="#ffffff" draw:textarea-horizontal-align="left" draw:textarea-vertical-align="top" draw:auto-grow-height="false" fo:min-height="2.73cm" fo:min-width="5.294cm"/>
    </style:style>
    <style:style style:name="gr6" style:family="graphic" style:parent-style-name="standard">
      <style:graphic-properties svg:stroke-color="#000000" draw:fill-color="#ffffff" draw:textarea-horizontal-align="justify" draw:textarea-vertical-align="middle" draw:auto-grow-height="false" fo:min-height="1.344cm" fo:min-width="4.151cm"/>
    </style:style>
    <style:style style:name="gr7" style:family="graphic" style:parent-style-name="standard">
      <style:graphic-properties svg:stroke-color="#000000" draw:fill-color="#ffffff" draw:textarea-horizontal-align="justify" draw:textarea-vertical-align="middle" draw:auto-grow-height="false" fo:min-height="1.079cm" fo:min-width="3.71cm"/>
    </style:style>
    <style:style style:name="gr8" style:family="graphic" style:parent-style-name="standard">
      <style:graphic-properties svg:stroke-color="#000000" draw:fill-color="#ffffff" draw:textarea-horizontal-align="justify" draw:textarea-vertical-align="middle" draw:auto-grow-height="false" fo:min-height="1.126cm" fo:min-width="3.468cm"/>
    </style:style>
    <style:style style:name="gr9" style:family="graphic" style:parent-style-name="standard">
      <style:graphic-properties svg:stroke-color="#000000" draw:fill-color="#ffffff" draw:textarea-horizontal-align="justify" draw:textarea-vertical-align="middle" draw:auto-grow-height="false" fo:min-height="1.743cm" fo:min-width="2.328cm"/>
    </style:style>
    <style:style style:name="gr10" style:family="graphic" style:parent-style-name="standard">
      <style:graphic-properties svg:stroke-color="#000000" draw:fill-color="#ffffff" draw:textarea-horizontal-align="justify" draw:textarea-vertical-align="middle" draw:auto-grow-height="false" fo:min-height="1.829cm" fo:min-width="3.078cm"/>
    </style:style>
    <style:style style:name="gr11" style:family="graphic" style:parent-style-name="standard">
      <style:graphic-properties svg:stroke-color="#000000" draw:fill-color="#ffffff" draw:textarea-horizontal-align="justify" draw:textarea-vertical-align="middle" draw:auto-grow-height="false" fo:min-height="1.699cm" fo:min-width="5.815cm"/>
    </style:style>
    <style:style style:name="gr12" style:family="graphic" style:parent-style-name="objectwithoutfill">
      <style:graphic-properties svg:stroke-color="#000000" draw:marker-start="Arrow" draw:marker-start-width="0.3cm" draw:marker-end="Arrow" draw:marker-end-width="0.3cm" draw:fill="none" draw:fill-color="#ffffff" draw:textarea-vertical-align="middle"/>
    </style:style>
    <style:style style:name="gr13" style:family="graphic" style:parent-style-name="standard">
      <style:graphic-properties svg:stroke-color="#000000" draw:fill-color="#ffffff" draw:textarea-horizontal-align="left" draw:textarea-vertical-align="top" draw:auto-grow-height="false" fo:min-height="4.957cm" fo:min-width="17.788cm"/>
    </style:style>
    <style:style style:name="gr14" style:family="graphic" style:parent-style-name="standard">
      <style:graphic-properties svg:stroke-color="#000000" draw:fill-color="#ffffff" draw:textarea-horizontal-align="justify" draw:textarea-vertical-align="middle" draw:auto-grow-height="false" fo:min-height="1.744cm" fo:min-width="2.307cm"/>
    </style:style>
    <style:style style:name="gr15" style:family="graphic" style:parent-style-name="standard">
      <style:graphic-properties svg:stroke-color="#000000" draw:fill-color="#ffffff" draw:textarea-horizontal-align="justify" draw:textarea-vertical-align="middle" draw:auto-grow-height="false" fo:min-height="1.962cm" fo:min-width="3.348cm"/>
    </style:style>
    <style:style style:name="gr16" style:family="graphic" style:parent-style-name="standard">
      <style:graphic-properties svg:stroke-color="#000000" draw:fill-color="#ffffff" draw:textarea-horizontal-align="justify" draw:textarea-vertical-align="middle" draw:auto-grow-height="false" fo:min-height="1.303cm" fo:min-width="2.769cm"/>
    </style:style>
    <style:style style:name="gr17" style:family="graphic" style:parent-style-name="standard">
      <style:graphic-properties svg:stroke-color="#000000" draw:fill-color="#ffffff" draw:textarea-horizontal-align="justify" draw:textarea-vertical-align="middle" draw:auto-grow-height="false" fo:min-height="1.499cm" fo:min-width="2.454cm" fo:wrap-option="no-wrap"/>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293cm" svg:height="2.94cm" svg:x="8.467cm" svg:y="12.919cm">
          <text:p text:style-name="P1">SQLite 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1" draw:id="id1" draw:layer="layout" svg:width="4.352cm" svg:height="1.47cm" svg:x="3.347cm" svg:y="9.055cm">
          <text:p text:style-name="P1">Par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9" draw:id="id9" draw:layer="layout" svg:width="5.999cm" svg:height="2.695cm" svg:x="2.524cm" svg:y="2.563cm">
          <text:p text:style-name="P1">Atom XM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draw:layer="layout" draw:type="curve" svg:x1="5.523cm" svg:y1="10.525cm" svg:x2="10.114cm" svg:y2="12.919cm" draw:start-shape="id1" draw:start-glue-point="2" draw:end-shape="id2" draw:end-glue-point="5" svg:d="M5523 10525c0 1797 4591 600 4591 2394" svg:viewBox="0 0 4592 2395">
          <text:p/>
        </draw:connector>
        <draw:g>
          <draw:custom-shape draw:style-name="gr5" draw:text-style-name="P2" xml:id="id4" draw:id="id4" draw:layer="layout" svg:width="6.116cm" svg:height="3.302cm" svg:x="2.723cm" svg:y="17.51cm">
            <text:p text:style-name="P1">ArticleActiv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823cm" svg:height="1.766cm" svg:x="3.311cm" svg:y="18.662cm">
            <text:p text:style-name="P1">Frag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 xml:id="id3" draw:id="id3" draw:layer="layout" svg:width="4.352cm" svg:height="1.471cm" svg:x="3.347cm" svg:y="6.605cm">
          <text:p text:style-name="P1">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5.523cm" svg:y1="8.076cm" svg:x2="5.523cm" svg:y2="9.055cm" draw:start-shape="id3" draw:start-glue-point="2" draw:end-shape="id1" draw:end-glue-point="0" svg:d="M5523 8076v979" svg:viewBox="0 0 1 980">
          <text:p/>
        </draw:connector>
        <draw:connector draw:style-name="gr4" draw:text-style-name="P3" draw:layer="layout" draw:type="curve" svg:x1="10.114cm" svg:y1="15.859cm" svg:x2="5.781cm" svg:y2="17.51cm" draw:start-shape="id2" draw:start-glue-point="7" draw:end-shape="id4" draw:end-glue-point="0" svg:d="M10114 15859c0 1239-4333 414-4333 1651" svg:viewBox="0 0 4334 1652">
          <text:p/>
        </draw:connector>
        <draw:custom-shape draw:style-name="gr8" draw:text-style-name="P2" xml:id="id7" draw:id="id7" draw:layer="layout" svg:width="4.116cm" svg:height="1.524cm" svg:x="12.47cm" svg:y="8.874cm">
          <text:p text:style-name="P1">Search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5" draw:id="id5" draw:layer="layout" svg:width="3.998cm" svg:height="2.817cm" svg:x="8.204cm" svg:y="3.921cm">
          <text:p text:style-name="P1">1 h timer<text:line-break/>goes o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6" draw:id="id6" draw:layer="layout" svg:width="5.058cm" svg:height="2.939cm" svg:x="12.544cm" svg:y="4.284cm">
          <text:p text:style-name="P1">User presses<text:line-break/>search butto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curve" svg:x1="10.203cm" svg:y1="6.738cm" svg:x2="7.699cm" svg:y2="7.34cm" draw:start-shape="id5" draw:start-glue-point="8" draw:end-shape="id3" svg:d="M10203 6738c0 402-834 602-2504 602" svg:viewBox="0 0 2505 603">
          <text:p/>
        </draw:connector>
        <draw:connector draw:style-name="gr4" draw:text-style-name="P3" draw:layer="layout" draw:type="curve" svg:x1="15.073cm" svg:y1="7.223cm" svg:x2="14.528cm" svg:y2="8.874cm" draw:start-shape="id6" draw:start-glue-point="8" draw:end-shape="id7" draw:end-glue-point="0" svg:d="M15073 7223c0 1239-545 414-545 1651" svg:viewBox="0 0 546 1652">
          <text:p/>
        </draw:connector>
        <draw:custom-shape draw:style-name="gr11" draw:text-style-name="P2" xml:id="id8" draw:id="id8" draw:layer="layout" svg:width="6.525cm" svg:height="2.159cm" svg:x="11.379cm" svg:y="17.637cm">
          <text:p text:style-name="P1">SearchResultActiv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type="curve" svg:x1="14.528cm" svg:y1="10.398cm" svg:x2="10.113cm" svg:y2="12.919cm" draw:start-shape="id7" draw:start-glue-point="2" draw:end-shape="id2" svg:d="M14528 10398c0 1891-4415 631-4415 2521" svg:viewBox="0 0 4416 2522">
          <text:p/>
        </draw:connector>
        <draw:connector draw:style-name="gr4" draw:text-style-name="P3" draw:layer="layout" draw:type="curve" svg:x1="10.114cm" svg:y1="15.859cm" svg:x2="14.641cm" svg:y2="17.637cm" draw:start-shape="id2" draw:start-glue-point="7" draw:end-shape="id8" draw:end-glue-point="0" svg:d="M10114 15859c0 1333 4527 445 4527 1778" svg:viewBox="0 0 4528 1779">
          <text:p/>
        </draw:connector>
        <draw:connector draw:style-name="gr12" draw:text-style-name="P3" draw:layer="layout" draw:type="curve" svg:x1="5.523cm" svg:y1="6.605cm" svg:x2="5.523cm" svg:y2="5.258cm" draw:start-shape="id3" draw:start-glue-point="0" draw:end-shape="id9" svg:d="M5523 6605v-1347" svg:viewBox="0 0 1 1348">
          <text:p/>
        </draw:connector>
        <draw:custom-shape draw:style-name="gr13" draw:text-style-name="P2" draw:layer="layout" svg:width="18.288cm" svg:height="5.207cm" svg:x="1.381cm" svg:y="23.098cm">
          <text:p text:style-name="P1">Legend</text:p>
          <draw:enhanced-geometry svg:viewBox="0 0 21600 21600" draw:type="rectangle" draw:enhanced-path="M 0 0 L 21600 0 21600 21600 0 21600 0 0 Z N"/>
        </draw:custom-shape>
        <draw:custom-shape draw:style-name="gr14" draw:text-style-name="P2" draw:layer="layout" svg:width="3.969cm" svg:height="2.818cm" svg:x="2.016cm" svg:y="24.458cm">
          <text:p text:style-name="P1">Ev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4.086cm" svg:height="2.45cm" svg:x="6.588cm" svg:y="24.495cm">
          <text:p text:style-name="P1">Cla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268cm" svg:height="2.94cm" svg:x="11.16cm" svg:y="24.349cm">
          <text:p text:style-name="P1">Data 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2" draw:layer="layout" svg:width="4.521cm" svg:height="2.695cm" svg:x="14.767cm" svg:y="24.49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0T09:37:55.617998711</meta:creation-date>
    <dc:date>2015-06-20T12:24:30.025746954</dc:date>
    <meta:editing-duration>PT2H46M31S</meta:editing-duration>
    <meta:editing-cycles>9</meta:editing-cycles>
    <meta:generator>LibreOffice/4.4.2.2$Linux_X86_64 LibreOffice_project/40m0$Build-2</meta:generator>
    <meta:document-statistic meta:object-count="24"/>
  </office:meta>
</office:document-meta>
</file>